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976in" svg:height="4.4862in" svg:x="3.8157in" svg:y="0.311in">
            <draw:object draw:notify-on-update-of-ranges="Sheet1.A1:Sheet1.A1 Sheet1.A2:Sheet1.A28 Sheet1.B1:Sheet1.B1 Sheet1.B2:Sheet1.B28 Sheet1.C1:Sheet1.C1 Sheet1.C2:Sheet1.C28 Sheet1.D1:Sheet1.D1 Sheet1.D2:Sheet1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Dusk</text:p>
          </table:table-cell>
        </table:table-row>
        <table:table-row table:style-name="ro1">
          <table:table-cell table:formula="of:=DATE(2023;8;1)" office:value-type="date" office:date-value="2023-08-01" calcext:value-type="date">
            <text:p>2023 Aug 01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12H41M00S" calcext:value-type="time">
            <text:p>12:41</text:p>
          </table:table-cell>
          <table:table-cell office:value-type="time" office:time-value="PT18H29M00S" calcext:value-type="time">
            <text:p>18:29</text:p>
          </table:table-cell>
        </table:table-row>
        <table:table-row table:style-name="ro1">
          <table:table-cell table:formula="of:=[.A2]+14" office:value-type="date" office:date-value="2023-08-15" calcext:value-type="date">
            <text:p>2023 Aug 15</text:p>
          </table:table-cell>
          <table:table-cell office:value-type="time" office:time-value="PT06H42M00S" calcext:value-type="time">
            <text:p>06:42</text:p>
          </table:table-cell>
          <table:table-cell office:value-type="time" office:time-value="PT12H39M00S" calcext:value-type="time">
            <text:p>12:39</text:p>
          </table:table-cell>
          <table:table-cell office:value-type="time" office:time-value="PT18H36M00S" calcext:value-type="time">
            <text:p>18:36</text:p>
          </table:table-cell>
        </table:table-row>
        <table:table-row table:style-name="ro1">
          <table:table-cell table:formula="of:=[.A3]+14" office:value-type="date" office:date-value="2023-08-29" calcext:value-type="date">
            <text:p>2023 Aug 29</text:p>
          </table:table-cell>
          <table:table-cell office:value-type="time" office:time-value="PT06H29M00S" calcext:value-type="time">
            <text:p>06:29</text:p>
          </table:table-cell>
          <table:table-cell office:value-type="time" office:time-value="PT12H36M00S" calcext:value-type="time">
            <text:p>12:36</text:p>
          </table:table-cell>
          <table:table-cell office:value-type="time" office:time-value="PT18H43M00S" calcext:value-type="time">
            <text:p>18:43</text:p>
          </table:table-cell>
        </table:table-row>
        <table:table-row table:style-name="ro1">
          <table:table-cell table:formula="of:=[.A4]+14" office:value-type="date" office:date-value="2023-09-12" calcext:value-type="date">
            <text:p>2023 Sep 12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12H32M00S" calcext:value-type="time">
            <text:p>12:32</text:p>
          </table:table-cell>
          <table:table-cell office:value-type="time" office:time-value="PT18H48M00S" calcext:value-type="time">
            <text:p>18:48</text:p>
          </table:table-cell>
        </table:table-row>
        <table:table-row table:style-name="ro1">
          <table:table-cell table:formula="of:=[.A5]+14" office:value-type="date" office:date-value="2023-09-26" calcext:value-type="date">
            <text:p>2023 Sep 26</text:p>
          </table:table-cell>
          <table:table-cell office:value-type="time" office:time-value="PT05H56M00S" calcext:value-type="time">
            <text:p>05:56</text:p>
          </table:table-cell>
          <table:table-cell office:value-type="time" office:time-value="PT12H26M00S" calcext:value-type="time">
            <text:p>12:26</text:p>
          </table:table-cell>
          <table:table-cell office:value-type="time" office:time-value="PT18H56M00S" calcext:value-type="time">
            <text:p>18:56</text:p>
          </table:table-cell>
        </table:table-row>
        <table:table-row table:style-name="ro1">
          <table:table-cell table:formula="of:=[.A6]+14" office:value-type="date" office:date-value="2023-10-10" calcext:value-type="date">
            <text:p>2023 Oct 10</text:p>
          </table:table-cell>
          <table:table-cell office:value-type="time" office:time-value="PT05H40M00S" calcext:value-type="time">
            <text:p>05:40</text:p>
          </table:table-cell>
          <table:table-cell office:value-type="time" office:time-value="PT12H22M00S" calcext:value-type="time">
            <text:p>12:22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table:formula="of:=[.A7]+14" office:value-type="date" office:date-value="2023-10-24" calcext:value-type="date">
            <text:p>2023 Oct 24</text:p>
          </table:table-cell>
          <table:table-cell office:value-type="time" office:time-value="PT05H25M00S" calcext:value-type="time">
            <text:p>05:25</text:p>
          </table:table-cell>
          <table:table-cell office:value-type="time" office:time-value="PT12H19M00S" calcext:value-type="time">
            <text:p>12:19</text:p>
          </table:table-cell>
          <table:table-cell office:value-type="time" office:time-value="PT19H13M00S" calcext:value-type="time">
            <text:p>19:13</text:p>
          </table:table-cell>
        </table:table-row>
        <table:table-row table:style-name="ro1">
          <table:table-cell table:formula="of:=[.A8]+14" office:value-type="date" office:date-value="2023-11-07" calcext:value-type="date">
            <text:p>2023 Nov 07</text:p>
          </table:table-cell>
          <table:table-cell office:value-type="time" office:time-value="PT05H13M00S" calcext:value-type="time">
            <text:p>05:13</text:p>
          </table:table-cell>
          <table:table-cell office:value-type="time" office:time-value="PT12H18M00S" calcext:value-type="time">
            <text:p>12:18</text:p>
          </table:table-cell>
          <table:table-cell office:value-type="time" office:time-value="PT19H24M00S" calcext:value-type="time">
            <text:p>19:24</text:p>
          </table:table-cell>
        </table:table-row>
        <table:table-row table:style-name="ro1">
          <table:table-cell table:formula="of:=[.A9]+14" office:value-type="date" office:date-value="2023-11-21" calcext:value-type="date">
            <text:p>2023 Nov 21</text:p>
          </table:table-cell>
          <table:table-cell office:value-type="time" office:time-value="PT05H05M00S" calcext:value-type="time">
            <text:p>05:05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9H36M00S" calcext:value-type="time">
            <text:p>19:36</text:p>
          </table:table-cell>
        </table:table-row>
        <table:table-row table:style-name="ro1">
          <table:table-cell table:formula="of:=[.A10]+14" office:value-type="date" office:date-value="2023-12-05" calcext:value-type="date">
            <text:p>2023 Dec 05</text:p>
          </table:table-cell>
          <table:table-cell office:value-type="time" office:time-value="PT05H03M00S" calcext:value-type="time">
            <text:p>05:03</text:p>
          </table:table-cell>
          <table:table-cell office:value-type="time" office:time-value="PT12H25M00S" calcext:value-type="time">
            <text:p>12:25</text:p>
          </table:table-cell>
          <table:table-cell office:value-type="time" office:time-value="PT19H48M00S" calcext:value-type="time">
            <text:p>19:48</text:p>
          </table:table-cell>
        </table:table-row>
        <table:table-row table:style-name="ro1">
          <table:table-cell table:formula="of:=[.A11]+14" office:value-type="date" office:date-value="2023-12-19" calcext:value-type="date">
            <text:p>2023 Dec 19</text:p>
          </table:table-cell>
          <table:table-cell office:value-type="time" office:time-value="PT05H06M00S" calcext:value-type="time">
            <text:p>05:06</text:p>
          </table:table-cell>
          <table:table-cell office:value-type="time" office:time-value="PT12H31M00S" calcext:value-type="time">
            <text:p>12:31</text:p>
          </table:table-cell>
          <table:table-cell office:value-type="time" office:time-value="PT19H57M00S" calcext:value-type="time">
            <text:p>19:57</text:p>
          </table:table-cell>
        </table:table-row>
        <table:table-row table:style-name="ro1">
          <table:table-cell table:formula="of:=[.A12]+14" office:value-type="date" office:date-value="2024-01-02" calcext:value-type="date">
            <text:p>2024 Jan 02</text:p>
          </table:table-cell>
          <table:table-cell office:value-type="time" office:time-value="PT05H14M00S" calcext:value-type="time">
            <text:p>05:14</text:p>
          </table:table-cell>
          <table:table-cell office:value-type="time" office:time-value="PT12H38M00S" calcext:value-type="time">
            <text:p>12:38</text:p>
          </table:table-cell>
          <table:table-cell office:value-type="time" office:time-value="PT20H02M00S" calcext:value-type="time">
            <text:p>20:02</text:p>
          </table:table-cell>
        </table:table-row>
        <table:table-row table:style-name="ro1">
          <table:table-cell table:formula="of:=[.A13]+14" office:value-type="date" office:date-value="2024-01-16" calcext:value-type="date">
            <text:p>2024 Jan 16</text:p>
          </table:table-cell>
          <table:table-cell office:value-type="time" office:time-value="PT05H25M00S" calcext:value-type="time">
            <text:p>05:25</text:p>
          </table:table-cell>
          <table:table-cell office:value-type="time" office:time-value="PT12H44M00S" calcext:value-type="time">
            <text:p>12:44</text:p>
          </table:table-cell>
          <table:table-cell office:value-type="time" office:time-value="PT20H02M00S" calcext:value-type="time">
            <text:p>20:02</text:p>
          </table:table-cell>
        </table:table-row>
        <table:table-row table:style-name="ro1">
          <table:table-cell table:formula="of:=[.A14]+14" office:value-type="date" office:date-value="2024-01-30" calcext:value-type="date">
            <text:p>2024 Jan 30</text:p>
          </table:table-cell>
          <table:table-cell office:value-type="time" office:time-value="PT05H38M00S" calcext:value-type="time">
            <text:p>05:38</text:p>
          </table:table-cell>
          <table:table-cell office:value-type="time" office:time-value="PT12H48M00S" calcext:value-type="time">
            <text:p>12:48</text:p>
          </table:table-cell>
          <table:table-cell office:value-type="time" office:time-value="PT19H57M00S" calcext:value-type="time">
            <text:p>19:57</text:p>
          </table:table-cell>
        </table:table-row>
        <table:table-row table:style-name="ro1">
          <table:table-cell table:formula="of:=[.A15]+14" office:value-type="date" office:date-value="2024-02-13" calcext:value-type="date">
            <text:p>2024 Feb 13</text:p>
          </table:table-cell>
          <table:table-cell office:value-type="time" office:time-value="PT05H50M00S" calcext:value-type="time">
            <text:p>05:50</text:p>
          </table:table-cell>
          <table:table-cell office:value-type="time" office:time-value="PT12H49M00S" calcext:value-type="time">
            <text:p>12:49</text:p>
          </table:table-cell>
          <table:table-cell office:value-type="time" office:time-value="PT19H47M00S" calcext:value-type="time">
            <text:p>19:47</text:p>
          </table:table-cell>
        </table:table-row>
        <table:table-row table:style-name="ro1">
          <table:table-cell table:formula="of:=[.A16]+14" office:value-type="date" office:date-value="2024-02-27" calcext:value-type="date">
            <text:p>2024 Feb 27</text:p>
          </table:table-cell>
          <table:table-cell office:value-type="time" office:time-value="PT06H01M00S" calcext:value-type="time">
            <text:p>06:01</text:p>
          </table:table-cell>
          <table:table-cell office:value-type="time" office:time-value="PT12H47M00S" calcext:value-type="time">
            <text:p>12:47</text:p>
          </table:table-cell>
          <table:table-cell office:value-type="time" office:time-value="PT19H33M00S" calcext:value-type="time">
            <text:p>19:33</text:p>
          </table:table-cell>
        </table:table-row>
        <table:table-row table:style-name="ro1">
          <table:table-cell table:formula="of:=[.A17]+14" office:value-type="date" office:date-value="2024-03-12" calcext:value-type="date">
            <text:p>2024 Mar 12</text:p>
          </table:table-cell>
          <table:table-cell office:value-type="time" office:time-value="PT06H10M00S" calcext:value-type="time">
            <text:p>06:10</text:p>
          </table:table-cell>
          <table:table-cell office:value-type="time" office:time-value="PT12H44M00S" calcext:value-type="time">
            <text:p>12:44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table:formula="of:=[.A18]+14" office:value-type="date" office:date-value="2024-03-26" calcext:value-type="date">
            <text:p>2024 Mar 26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9H02M00S" calcext:value-type="time">
            <text:p>19:02</text:p>
          </table:table-cell>
        </table:table-row>
        <table:table-row table:style-name="ro1">
          <table:table-cell table:formula="of:=[.A19]+14" office:value-type="date" office:date-value="2024-04-09" calcext:value-type="date">
            <text:p>2024 Apr 09</text:p>
          </table:table-cell>
          <table:table-cell office:value-type="time" office:time-value="PT06H25M00S" calcext:value-type="time">
            <text:p>06:25</text:p>
          </table:table-cell>
          <table:table-cell office:value-type="time" office:time-value="PT12H36M00S" calcext:value-type="time">
            <text:p>12:36</text:p>
          </table:table-cell>
          <table:table-cell office:value-type="time" office:time-value="PT18H46M00S" calcext:value-type="time">
            <text:p>18:46</text:p>
          </table:table-cell>
        </table:table-row>
        <table:table-row table:style-name="ro1">
          <table:table-cell table:formula="of:=[.A20]+14" office:value-type="date" office:date-value="2024-04-23" calcext:value-type="date">
            <text:p>2024 Apr 23</text:p>
          </table:table-cell>
          <table:table-cell office:value-type="time" office:time-value="PT06H33M00S" calcext:value-type="time">
            <text:p>06:33</text:p>
          </table:table-cell>
          <table:table-cell office:value-type="time" office:time-value="PT12H33M00S" calcext:value-type="time">
            <text:p>12:33</text:p>
          </table:table-cell>
          <table:table-cell office:value-type="time" office:time-value="PT18H32M00S" calcext:value-type="time">
            <text:p>18:32</text:p>
          </table:table-cell>
        </table:table-row>
        <table:table-row table:style-name="ro1">
          <table:table-cell table:formula="of:=[.A21]+14" office:value-type="date" office:date-value="2024-05-07" calcext:value-type="date">
            <text:p>2024 May 07</text:p>
          </table:table-cell>
          <table:table-cell office:value-type="time" office:time-value="PT06H40M00S" calcext:value-type="time">
            <text:p>06:40</text:p>
          </table:table-cell>
          <table:table-cell office:value-type="time" office:time-value="PT12H31M00S" calcext:value-type="time">
            <text:p>12:31</text:p>
          </table:table-cell>
          <table:table-cell office:value-type="time" office:time-value="PT18H21M00S" calcext:value-type="time">
            <text:p>18:21</text:p>
          </table:table-cell>
        </table:table-row>
        <table:table-row table:style-name="ro1">
          <table:table-cell table:formula="of:=[.A22]+14" office:value-type="date" office:date-value="2024-05-21" calcext:value-type="date">
            <text:p>2024 May 21</text:p>
          </table:table-cell>
          <table:table-cell office:value-type="time" office:time-value="PT06H48M00S" calcext:value-type="time">
            <text:p>06:48</text:p>
          </table:table-cell>
          <table:table-cell office:value-type="time" office:time-value="PT12H31M00S" calcext:value-type="time">
            <text:p>12:31</text:p>
          </table:table-cell>
          <table:table-cell office:value-type="time" office:time-value="PT18H14M00S" calcext:value-type="time">
            <text:p>18:14</text:p>
          </table:table-cell>
        </table:table-row>
        <table:table-row table:style-name="ro1">
          <table:table-cell table:formula="of:=[.A23]+14" office:value-type="date" office:date-value="2024-06-04" calcext:value-type="date">
            <text:p>2024 Jun 04</text:p>
          </table:table-cell>
          <table:table-cell office:value-type="time" office:time-value="PT06H55M00S" calcext:value-type="time">
            <text:p>06:55</text:p>
          </table:table-cell>
          <table:table-cell office:value-type="time" office:time-value="PT12H33M00S" calcext:value-type="time">
            <text:p>12:33</text:p>
          </table:table-cell>
          <table:table-cell office:value-type="time" office:time-value="PT18H11M00S" calcext:value-type="time">
            <text:p>18:11</text:p>
          </table:table-cell>
        </table:table-row>
        <table:table-row table:style-name="ro1">
          <table:table-cell table:formula="of:=[.A24]+14" office:value-type="date" office:date-value="2024-06-18" calcext:value-type="date">
            <text:p>2024 Jun 18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6M00S" calcext:value-type="time">
            <text:p>12:36</text:p>
          </table:table-cell>
          <table:table-cell office:value-type="time" office:time-value="PT18H12M00S" calcext:value-type="time">
            <text:p>18:12</text:p>
          </table:table-cell>
        </table:table-row>
        <table:table-row table:style-name="ro1">
          <table:table-cell table:formula="of:=[.A25]+14" office:value-type="date" office:date-value="2024-07-02" calcext:value-type="date">
            <text:p>2024 Jul 02</text:p>
          </table:table-cell>
          <table:table-cell office:value-type="time" office:time-value="PT06H54M00S" calcext:value-type="time">
            <text:p>06:54</text:p>
          </table:table-cell>
          <table:table-cell office:value-type="time" office:time-value="PT12H33M00S" calcext:value-type="time">
            <text:p>12:33</text:p>
          </table:table-cell>
          <table:table-cell office:value-type="time" office:time-value="PT18H11M00S" calcext:value-type="time">
            <text:p>18:11</text:p>
          </table:table-cell>
        </table:table-row>
        <table:table-row table:style-name="ro1">
          <table:table-cell table:formula="of:=[.A26]+14" office:value-type="date" office:date-value="2024-07-16" calcext:value-type="date">
            <text:p>2024 Jul 16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8H11M00S" calcext:value-type="time">
            <text:p>18:11</text:p>
          </table:table-cell>
        </table:table-row>
        <table:table-row table:style-name="ro1">
          <table:table-cell table:formula="of:=[.A27]+14" office:value-type="date" office:date-value="2024-07-30" calcext:value-type="date">
            <text:p>2024 Jul 30</text:p>
          </table:table-cell>
          <table:table-cell office:value-type="time" office:time-value="PT07H02M00S" calcext:value-type="time">
            <text:p>07:02</text:p>
          </table:table-cell>
          <table:table-cell office:value-type="time" office:time-value="PT12H38M00S" calcext:value-type="time">
            <text:p>12:38</text:p>
          </table:table-cell>
          <table:table-cell office:value-type="time" office:time-value="PT18H15M00S" calcext:value-type="time">
            <text:p>18:15</text:p>
          </table:table-cell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 </number:text>
      <number:month number:textual="true"/>
      <number:text> </number:text>
      <number:day number:style="long"/>
    </number:date-style>
    <number:date-style style:name="N10111" number:language="en" number:country="GB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6:12:08.214443729</meta:creation-date>
    <dc:date>2023-08-02T17:01:14.610915471</dc:date>
    <meta:editing-duration>PT49M7S</meta:editing-duration>
    <meta:editing-cycles>3</meta:editing-cycles>
    <meta:generator>LibreOffice/7.4.7.2$Linux_X86_64 LibreOffice_project/40$Build-2</meta:generator>
    <meta:document-statistic meta:table-count="1" meta:cell-count="1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number:date-style style:name="N121">
      <number:year number:style="long"/>
      <number:text> </number:text>
      <number:month number:textual="true"/>
      <number:text> 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minimum="0.125" chart:maximum="0.875" chart:origin="0" chart:interval-major="0.083333333333333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6cm" svg:height="11.396cm" xlink:href=".." xlink:type="simple" chart:class="chart:line" chart:style-name="ch1">
        <chart:legend chart:legend-position="end" svg:x="18.069cm" svg:y="4.901cm" style:legend-expansion="high" chart:style-name="ch2"/>
        <chart:plot-area chart:style-name="ch3" table:cell-range-address="Sheet1.A1:Sheet1.D28" chart:data-source-has-labels="both" svg:x="0.405cm" svg:y="0.227cm" svg:width="17.259cm" svg:height="10.942cm">
          <chart:coordinate-region svg:x="1.913cm" svg:y="0.427cm" svg:width="15.61cm" svg:height="8.809cm"/>
          <chart:axis chart:dimension="x" chart:name="primary-x" chart:style-name="ch4" chartooo:axis-type="date">
            <chartooo:date-scale chart:major-interval-value="28" chart:major-interval-unit="days" chart:minor-interval-value="14" chart:minor-interval-unit="days"/>
            <chart:categories table:cell-range-address="Sheet1.A2:Sheet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8" chart:label-cell-address="Sheet1.B1:Sheet1.B1" chart:class="chart:line">
            <chart:data-point chart:repeated="27"/>
          </chart:series>
          <chart:series chart:style-name="ch8" chart:values-cell-range-address="Sheet1.C2:Sheet1.C28" chart:label-cell-address="Sheet1.C1:Sheet1.C1" chart:class="chart:line">
            <chart:data-point chart:repeated="27"/>
          </chart:series>
          <chart:series chart:style-name="ch9" chart:values-cell-range-address="Sheet1.D2:Sheet1.D28" chart:label-cell-address="Sheet1.D1:Sheet1.D1" chart:class="chart:line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wn</text:p>
                <draw:g>
                  <svg:desc>Sheet1.B1:Sheet1.B1</svg:desc>
                </draw:g>
              </table:table-cell>
              <table:table-cell office:value-type="string">
                <text:p>Noon</text:p>
                <draw:g>
                  <svg:desc>Sheet1.C1:Sheet1.C1</svg:desc>
                </draw:g>
              </table:table-cell>
              <table:table-cell office:value-type="string">
                <text:p>Dusk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5139">
                <text:p>45139</text:p>
                <draw:g>
                  <svg:desc>Sheet1.A2:Sheet1.A28</svg:desc>
                </draw:g>
              </table:table-cell>
              <table:table-cell office:value-type="float" office:value="0.286805555555556">
                <text:p>0.286805555555556</text:p>
                <draw:g>
                  <svg:desc>Sheet1.B2:Sheet1.B28</svg:desc>
                </draw:g>
              </table:table-cell>
              <table:table-cell office:value-type="float" office:value="0.528472222222222">
                <text:p>0.528472222222222</text:p>
                <draw:g>
                  <svg:desc>Sheet1.C2:Sheet1.C28</svg:desc>
                </draw:g>
              </table:table-cell>
              <table:table-cell office:value-type="float" office:value="0.770138888888889">
                <text:p>0.770138888888889</text:p>
                <draw:g>
                  <svg:desc>Sheet1.D2:Sheet1.D28</svg:desc>
                </draw:g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527083333333333">
                <text:p>0.527083333333333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0.270138888888889">
                <text:p>0.270138888888889</text:p>
              </table:table-cell>
              <table:table-cell office:value-type="float" office:value="0.525">
                <text:p>0.525</text:p>
              </table:table-cell>
              <table:table-cell office:value-type="float" office:value="0.779861111111111">
                <text:p>0.779861111111111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522222222222222">
                <text:p>0.522222222222222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0.247222222222222">
                <text:p>0.247222222222222</text:p>
              </table:table-cell>
              <table:table-cell office:value-type="float" office:value="0.518055555555556">
                <text:p>0.518055555555556</text:p>
              </table:table-cell>
              <table:table-cell office:value-type="float" office:value="0.788888888888889">
                <text:p>0.788888888888889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0.515277777777778">
                <text:p>0.515277777777778</text:p>
              </table:table-cell>
              <table:table-cell office:value-type="float" office:value="0.794444444444444">
                <text:p>0.794444444444444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513194444444444">
                <text:p>0.513194444444444</text:p>
              </table:table-cell>
              <table:table-cell office:value-type="float" office:value="0.800694444444445">
                <text:p>0.800694444444445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5125">
                <text:p>0.5125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0.211805555555556">
                <text:p>0.211805555555556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0.210416666666667">
                <text:p>0.210416666666667</text:p>
              </table:table-cell>
              <table:table-cell office:value-type="float" office:value="0.517361111111111">
                <text:p>0.517361111111111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0.2125">
                <text:p>0.2125</text:p>
              </table:table-cell>
              <table:table-cell office:value-type="float" office:value="0.521527777777778">
                <text:p>0.521527777777778</text:p>
              </table:table-cell>
              <table:table-cell office:value-type="float" office:value="0.83125">
                <text:p>0.83125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0.526388888888889">
                <text:p>0.526388888888889</text:p>
              </table:table-cell>
              <table:table-cell office:value-type="float" office:value="0.834722222222222">
                <text:p>0.834722222222222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0.530555555555556">
                <text:p>0.530555555555556</text:p>
              </table:table-cell>
              <table:table-cell office:value-type="float" office:value="0.834722222222222">
                <text:p>0.834722222222222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0.234722222222222">
                <text:p>0.234722222222222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83125">
                <text:p>0.83125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0.534027777777778">
                <text:p>0.534027777777778</text:p>
              </table:table-cell>
              <table:table-cell office:value-type="float" office:value="0.824305555555556">
                <text:p>0.824305555555556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532638888888889">
                <text:p>0.532638888888889</text:p>
              </table:table-cell>
              <table:table-cell office:value-type="float" office:value="0.814583333333333">
                <text:p>0.814583333333333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0.256944444444444">
                <text:p>0.256944444444444</text:p>
              </table:table-cell>
              <table:table-cell office:value-type="float" office:value="0.530555555555556">
                <text:p>0.530555555555556</text:p>
              </table:table-cell>
              <table:table-cell office:value-type="float" office:value="0.804166666666667">
                <text:p>0.804166666666667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0.2625">
                <text:p>0.2625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793055555555556">
                <text:p>0.793055555555556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0.267361111111111">
                <text:p>0.267361111111111</text:p>
              </table:table-cell>
              <table:table-cell office:value-type="float" office:value="0.525">
                <text:p>0.525</text:p>
              </table:table-cell>
              <table:table-cell office:value-type="float" office:value="0.781944444444444">
                <text:p>0.781944444444444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0.272916666666667">
                <text:p>0.272916666666667</text:p>
              </table:table-cell>
              <table:table-cell office:value-type="float" office:value="0.522916666666667">
                <text:p>0.522916666666667</text:p>
              </table:table-cell>
              <table:table-cell office:value-type="float" office:value="0.772222222222222">
                <text:p>0.772222222222222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521527777777778">
                <text:p>0.521527777777778</text:p>
              </table:table-cell>
              <table:table-cell office:value-type="float" office:value="0.764583333333333">
                <text:p>0.764583333333333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521527777777778">
                <text:p>0.521527777777778</text:p>
              </table:table-cell>
              <table:table-cell office:value-type="float" office:value="0.759722222222222">
                <text:p>0.759722222222222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0.288194444444444">
                <text:p>0.288194444444444</text:p>
              </table:table-cell>
              <table:table-cell office:value-type="float" office:value="0.522916666666667">
                <text:p>0.522916666666667</text:p>
              </table:table-cell>
              <table:table-cell office:value-type="float" office:value="0.757638888888889">
                <text:p>0.757638888888889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525">
                <text:p>0.525</text:p>
              </table:table-cell>
              <table:table-cell office:value-type="float" office:value="0.758333333333333">
                <text:p>0.758333333333333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0.2875">
                <text:p>0.2875</text:p>
              </table:table-cell>
              <table:table-cell office:value-type="float" office:value="0.522916666666667">
                <text:p>0.522916666666667</text:p>
              </table:table-cell>
              <table:table-cell office:value-type="float" office:value="0.757638888888889">
                <text:p>0.757638888888889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0.290972222222222">
                <text:p>0.290972222222222</text:p>
              </table:table-cell>
              <table:table-cell office:value-type="float" office:value="0.524305555555556">
                <text:p>0.524305555555556</text:p>
              </table:table-cell>
              <table:table-cell office:value-type="float" office:value="0.757638888888889">
                <text:p>0.757638888888889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526388888888889">
                <text:p>0.526388888888889</text:p>
              </table:table-cell>
              <table:table-cell office:value-type="float" office:value="0.760416666666667">
                <text:p>0.76041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